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3/21/2015 5:35:31 AM </text:p>
      <text:p text:style-name="Standard">Incident # 2015051025</text:p>
      <text:p text:style-name="Standard">3741 Aspen Heights Parkway-Co</text:p>
      <text:p text:style-name="Standard">Suspicious Person</text:p>
      <text:p text:style-name="Standard"/>
      <text:p text:style-name="Standard">(573) 874-7416 or 7417 or 7418</text:p>
      <text:p text:style-name="Standard"/>
      <text:p text:style-name="Standard">File assault charges at Columbia Police Department</text:p>
      <text:p text:style-name="Standard"/>
      <text:p text:style-name="Standard">File a restraining order with local county court (705 E Walnut)</text:p>
      <text:p text:style-name="Standard"/>
      <text:p text:style-name="Standard">Counter-suit for pain &amp; suffering for assault in small claim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lanie Oneil</meta:initial-creator>
    <meta:creation-date>2015-04-06T11:51:43.38</meta:creation-date>
    <meta:document-statistic meta:table-count="0" meta:image-count="0" meta:object-count="0" meta:page-count="1" meta:paragraph-count="8" meta:word-count="46" meta:character-count="292"/>
    <dc:date>2015-04-06T12:46:07.54</dc:date>
    <dc:creator>Melanie Oneil</dc:creator>
    <meta:editing-duration>PT8M49S</meta:editing-duration>
    <meta:editing-cycles>1</meta:editing-cycles>
    <meta:generator>OpenOffice/4.0.1$Win32 OpenOffice.org_project/401m5$Build-9714</meta:generator>
  </office:meta>
</office:document-meta>
</file>